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3083in"/>
    </style:style>
    <style:style style:name="co2" style:family="table-column">
      <style:table-column-properties fo:break-before="auto" style:column-width="1.42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>
            <text:p>key</text:p>
          </table:table-cell>
          <table:table-cell office:value-type="string">
            <text:p>English</text:p>
          </table:table-cell>
          <table:table-cell office:value-type="string">
            <text:p>Swahili</text:p>
          </table:table-cell>
        </table:table-row>
        <table:table-row table:style-name="ro1">
          <table:table-cell table:formula="oooc:=CONCATENATE(&quot;AA&quot;;FIXED(CELL(&quot;row&quot;);0))" office:value-type="string" office:string-value="AA2">
            <text:p>AA2</text:p>
          </table:table-cell>
          <table:table-cell office:value-type="string">
            <text:p>And</text:p>
          </table:table-cell>
          <table:table-cell office:value-type="string">
            <text:p>Na</text:p>
          </table:table-cell>
        </table:table-row>
        <table:table-row table:style-name="ro1">
          <table:table-cell table:formula="oooc:=CONCATENATE(&quot;AA&quot;;FIXED(CELL(&quot;row&quot;);0))" office:value-type="string" office:string-value="AA3">
            <text:p>AA3</text:p>
          </table:table-cell>
          <table:table-cell office:value-type="string">
            <text:p>Animals</text:p>
          </table:table-cell>
          <table:table-cell office:value-type="string">
            <text:p>Wanyama</text:p>
          </table:table-cell>
        </table:table-row>
        <table:table-row table:style-name="ro1">
          <table:table-cell table:formula="oooc:=CONCATENATE(&quot;AA&quot;;FIXED(CELL(&quot;row&quot;);0))" office:value-type="string" office:string-value="AA4">
            <text:p>AA4</text:p>
          </table:table-cell>
          <table:table-cell office:value-type="string">
            <text:p>Answer</text:p>
          </table:table-cell>
          <table:table-cell office:value-type="string">
            <text:p>Jibu</text:p>
          </table:table-cell>
        </table:table-row>
        <table:table-row table:style-name="ro1">
          <table:table-cell table:formula="oooc:=CONCATENATE(&quot;AA&quot;;FIXED(CELL(&quot;row&quot;);0))" office:value-type="string" office:string-value="AA5">
            <text:p>AA5</text:p>
          </table:table-cell>
          <table:table-cell office:value-type="string">
            <text:p>Ask</text:p>
          </table:table-cell>
          <table:table-cell office:value-type="string">
            <text:p>Uliza</text:p>
          </table:table-cell>
        </table:table-row>
        <table:table-row table:style-name="ro1">
          <table:table-cell table:formula="oooc:=CONCATENATE(&quot;AA&quot;;FIXED(CELL(&quot;row&quot;);0))" office:value-type="string" office:string-value="AA6">
            <text:p>AA6</text:p>
          </table:table-cell>
          <table:table-cell office:value-type="string">
            <text:p>Chair</text:p>
          </table:table-cell>
          <table:table-cell office:value-type="string">
            <text:p>Kiti</text:p>
          </table:table-cell>
        </table:table-row>
        <table:table-row table:style-name="ro1">
          <table:table-cell table:formula="oooc:=CONCATENATE(&quot;AA&quot;;FIXED(CELL(&quot;row&quot;);0))" office:value-type="string" office:string-value="AA7">
            <text:p>AA7</text:p>
          </table:table-cell>
          <table:table-cell office:value-type="string">
            <text:p>Coffee</text:p>
          </table:table-cell>
          <table:table-cell office:value-type="string">
            <text:p>Kahawa</text:p>
          </table:table-cell>
        </table:table-row>
        <table:table-row table:style-name="ro1">
          <table:table-cell table:formula="oooc:=CONCATENATE(&quot;AA&quot;;FIXED(CELL(&quot;row&quot;);0))" office:value-type="string" office:string-value="AA8">
            <text:p>AA8</text:p>
          </table:table-cell>
          <table:table-cell office:value-type="string">
            <text:p>Come here</text:p>
          </table:table-cell>
          <table:table-cell office:value-type="string">
            <text:p>Njo Hapa</text:p>
          </table:table-cell>
        </table:table-row>
        <table:table-row table:style-name="ro1">
          <table:table-cell table:formula="oooc:=CONCATENATE(&quot;AA&quot;;FIXED(CELL(&quot;row&quot;);0))" office:value-type="string" office:string-value="AA9">
            <text:p>AA9</text:p>
          </table:table-cell>
          <table:table-cell office:value-type="string">
            <text:p>Danger</text:p>
          </table:table-cell>
          <table:table-cell office:value-type="string">
            <text:p>Hatari</text:p>
          </table:table-cell>
        </table:table-row>
        <table:table-row table:style-name="ro1">
          <table:table-cell table:formula="oooc:=CONCATENATE(&quot;AA&quot;;FIXED(CELL(&quot;row&quot;);0))" office:value-type="string" office:string-value="AA10">
            <text:p>AA10</text:p>
          </table:table-cell>
          <table:table-cell office:value-type="string">
            <text:p>Drink</text:p>
          </table:table-cell>
          <table:table-cell office:value-type="string">
            <text:p>Kunywa</text:p>
          </table:table-cell>
        </table:table-row>
        <table:table-row table:style-name="ro1">
          <table:table-cell table:formula="oooc:=CONCATENATE(&quot;AA&quot;;FIXED(CELL(&quot;row&quot;);0))" office:value-type="string" office:string-value="AA11">
            <text:p>AA11</text:p>
          </table:table-cell>
          <table:table-cell office:value-type="string">
            <text:p>Driver</text:p>
          </table:table-cell>
          <table:table-cell office:value-type="string">
            <text:p>Dereva</text:p>
          </table:table-cell>
        </table:table-row>
        <table:table-row table:style-name="ro1">
          <table:table-cell table:formula="oooc:=CONCATENATE(&quot;AA&quot;;FIXED(CELL(&quot;row&quot;);0))" office:value-type="string" office:string-value="AA12">
            <text:p>AA12</text:p>
          </table:table-cell>
          <table:table-cell office:value-type="string">
            <text:p>Eat</text:p>
          </table:table-cell>
          <table:table-cell office:value-type="string">
            <text:p>Kula</text:p>
          </table:table-cell>
        </table:table-row>
        <table:table-row table:style-name="ro1">
          <table:table-cell table:formula="oooc:=CONCATENATE(&quot;AA&quot;;FIXED(CELL(&quot;row&quot;);0))" office:value-type="string" office:string-value="AA13">
            <text:p>AA13</text:p>
          </table:table-cell>
          <table:table-cell office:value-type="string">
            <text:p>Excuse me!</text:p>
          </table:table-cell>
          <table:table-cell office:value-type="string">
            <text:p>Samahani!</text:p>
          </table:table-cell>
        </table:table-row>
        <table:table-row table:style-name="ro1">
          <table:table-cell table:formula="oooc:=CONCATENATE(&quot;AA&quot;;FIXED(CELL(&quot;row&quot;);0))" office:value-type="string" office:string-value="AA14">
            <text:p>AA14</text:p>
          </table:table-cell>
          <table:table-cell office:value-type="string">
            <text:p>Fish</text:p>
          </table:table-cell>
          <table:table-cell office:value-type="string">
            <text:p>Samaki</text:p>
          </table:table-cell>
        </table:table-row>
        <table:table-row table:style-name="ro1">
          <table:table-cell table:formula="oooc:=CONCATENATE(&quot;AA&quot;;FIXED(CELL(&quot;row&quot;);0))" office:value-type="string" office:string-value="AA15">
            <text:p>AA15</text:p>
          </table:table-cell>
          <table:table-cell office:value-type="string">
            <text:p>Food</text:p>
          </table:table-cell>
          <table:table-cell office:value-type="string">
            <text:p>Chakula</text:p>
          </table:table-cell>
        </table:table-row>
        <table:table-row table:style-name="ro1">
          <table:table-cell table:formula="oooc:=CONCATENATE(&quot;AA&quot;;FIXED(CELL(&quot;row&quot;);0))" office:value-type="string" office:string-value="AA16">
            <text:p>AA16</text:p>
          </table:table-cell>
          <table:table-cell office:value-type="string">
            <text:p>Friend</text:p>
          </table:table-cell>
          <table:table-cell office:value-type="string">
            <text:p>Rafiki</text:p>
          </table:table-cell>
        </table:table-row>
        <table:table-row table:style-name="ro1">
          <table:table-cell table:formula="oooc:=CONCATENATE(&quot;AA&quot;;FIXED(CELL(&quot;row&quot;);0))" office:value-type="string" office:string-value="AA17">
            <text:p>AA17</text:p>
          </table:table-cell>
          <table:table-cell office:value-type="string">
            <text:p>Give me</text:p>
          </table:table-cell>
          <table:table-cell office:value-type="string">
            <text:p>Nipe</text:p>
          </table:table-cell>
        </table:table-row>
        <table:table-row table:style-name="ro1">
          <table:table-cell table:formula="oooc:=CONCATENATE(&quot;AA&quot;;FIXED(CELL(&quot;row&quot;);0))" office:value-type="string" office:string-value="AA18">
            <text:p>AA18</text:p>
          </table:table-cell>
          <table:table-cell office:value-type="string">
            <text:p>Good</text:p>
          </table:table-cell>
          <table:table-cell office:value-type="string">
            <text:p>Nzuri</text:p>
          </table:table-cell>
        </table:table-row>
        <table:table-row table:style-name="ro1">
          <table:table-cell table:formula="oooc:=CONCATENATE(&quot;AA&quot;;FIXED(CELL(&quot;row&quot;);0))" office:value-type="string" office:string-value="AA19">
            <text:p>AA19</text:p>
          </table:table-cell>
          <table:table-cell office:value-type="string">
            <text:p>Goodbye</text:p>
          </table:table-cell>
          <table:table-cell office:value-type="string">
            <text:p>Kwaheli</text:p>
          </table:table-cell>
        </table:table-row>
        <table:table-row table:style-name="ro1">
          <table:table-cell table:formula="oooc:=CONCATENATE(&quot;AA&quot;;FIXED(CELL(&quot;row&quot;);0))" office:value-type="string" office:string-value="AA20">
            <text:p>AA20</text:p>
          </table:table-cell>
          <table:table-cell office:value-type="string">
            <text:p>He</text:p>
          </table:table-cell>
          <table:table-cell office:value-type="string">
            <text:p>Yeye</text:p>
          </table:table-cell>
        </table:table-row>
        <table:table-row table:style-name="ro1">
          <table:table-cell table:formula="oooc:=CONCATENATE(&quot;AA&quot;;FIXED(CELL(&quot;row&quot;);0))" office:value-type="string" office:string-value="AA21">
            <text:p>AA21</text:p>
          </table:table-cell>
          <table:table-cell office:value-type="string">
            <text:p>Hello</text:p>
          </table:table-cell>
          <table:table-cell office:value-type="string">
            <text:p>Jambo</text:p>
          </table:table-cell>
        </table:table-row>
        <table:table-row table:style-name="ro1">
          <table:table-cell table:formula="oooc:=CONCATENATE(&quot;AA&quot;;FIXED(CELL(&quot;row&quot;);0))" office:value-type="string" office:string-value="AA22">
            <text:p>AA22</text:p>
          </table:table-cell>
          <table:table-cell office:value-type="string">
            <text:p>Help me, please!</text:p>
          </table:table-cell>
          <table:table-cell office:value-type="string">
            <text:p>Nisaidie, tafadhali!</text:p>
          </table:table-cell>
        </table:table-row>
        <table:table-row table:style-name="ro1">
          <table:table-cell table:formula="oooc:=CONCATENATE(&quot;AA&quot;;FIXED(CELL(&quot;row&quot;);0))" office:value-type="string" office:string-value="AA23">
            <text:p>AA23</text:p>
          </table:table-cell>
          <table:table-cell office:value-type="string">
            <text:p>How are you?-</text:p>
          </table:table-cell>
          <table:table-cell office:value-type="string">
            <text:p>Habari</text:p>
          </table:table-cell>
        </table:table-row>
        <table:table-row table:style-name="ro1">
          <table:table-cell table:formula="oooc:=CONCATENATE(&quot;AA&quot;;FIXED(CELL(&quot;row&quot;);0))" office:value-type="string" office:string-value="AA24">
            <text:p>AA24</text:p>
          </table:table-cell>
          <table:table-cell office:value-type="string">
            <text:p>Hunger</text:p>
          </table:table-cell>
          <table:table-cell office:value-type="string">
            <text:p>Njaa</text:p>
          </table:table-cell>
        </table:table-row>
        <table:table-row table:style-name="ro1">
          <table:table-cell table:formula="oooc:=CONCATENATE(&quot;AA&quot;;FIXED(CELL(&quot;row&quot;);0))" office:value-type="string" office:string-value="AA25">
            <text:p>AA25</text:p>
          </table:table-cell>
          <table:table-cell office:value-type="string">
            <text:p>I</text:p>
          </table:table-cell>
          <table:table-cell office:value-type="string">
            <text:p>Mimi</text:p>
          </table:table-cell>
        </table:table-row>
        <table:table-row table:style-name="ro1">
          <table:table-cell table:formula="oooc:=CONCATENATE(&quot;AA&quot;;FIXED(CELL(&quot;row&quot;);0))" office:value-type="string" office:string-value="AA26">
            <text:p>AA26</text:p>
          </table:table-cell>
          <table:table-cell office:value-type="string">
            <text:p>I do not have</text:p>
          </table:table-cell>
          <table:table-cell office:value-type="string">
            <text:p>Sina</text:p>
          </table:table-cell>
        </table:table-row>
        <table:table-row table:style-name="ro1">
          <table:table-cell table:formula="oooc:=CONCATENATE(&quot;AA&quot;;FIXED(CELL(&quot;row&quot;);0))" office:value-type="string" office:string-value="AA27">
            <text:p>AA27</text:p>
          </table:table-cell>
          <table:table-cell office:value-type="string">
            <text:p>I do not know</text:p>
          </table:table-cell>
          <table:table-cell office:value-type="string">
            <text:p>Sijui</text:p>
          </table:table-cell>
        </table:table-row>
        <table:table-row table:style-name="ro1">
          <table:table-cell table:formula="oooc:=CONCATENATE(&quot;AA&quot;;FIXED(CELL(&quot;row&quot;);0))" office:value-type="string" office:string-value="AA28">
            <text:p>AA28</text:p>
          </table:table-cell>
          <table:table-cell office:value-type="string">
            <text:p>I love you!</text:p>
          </table:table-cell>
          <table:table-cell office:value-type="string">
            <text:p>Ninakupenda!</text:p>
          </table:table-cell>
        </table:table-row>
        <table:table-row table:style-name="ro1">
          <table:table-cell table:formula="oooc:=CONCATENATE(&quot;AA&quot;;FIXED(CELL(&quot;row&quot;);0))" office:value-type="string" office:string-value="AA29">
            <text:p>AA29</text:p>
          </table:table-cell>
          <table:table-cell office:value-type="string">
            <text:p>Leopard</text:p>
          </table:table-cell>
          <table:table-cell office:value-type="string">
            <text:p>Chui</text:p>
          </table:table-cell>
        </table:table-row>
        <table:table-row table:style-name="ro1">
          <table:table-cell table:formula="oooc:=CONCATENATE(&quot;AA&quot;;FIXED(CELL(&quot;row&quot;);0))" office:value-type="string" office:string-value="AA30">
            <text:p>AA30</text:p>
          </table:table-cell>
          <table:table-cell office:value-type="string">
            <text:p>Lion</text:p>
          </table:table-cell>
          <table:table-cell office:value-type="string">
            <text:p>Simba</text:p>
          </table:table-cell>
        </table:table-row>
        <table:table-row table:style-name="ro1">
          <table:table-cell table:formula="oooc:=CONCATENATE(&quot;AA&quot;;FIXED(CELL(&quot;row&quot;);0))" office:value-type="string" office:string-value="AA31">
            <text:p>AA31</text:p>
          </table:table-cell>
          <table:table-cell office:value-type="string">
            <text:p>Luggage</text:p>
          </table:table-cell>
          <table:table-cell office:value-type="string">
            <text:p>Mizigo</text:p>
          </table:table-cell>
        </table:table-row>
        <table:table-row table:style-name="ro1">
          <table:table-cell table:formula="oooc:=CONCATENATE(&quot;AA&quot;;FIXED(CELL(&quot;row&quot;);0))" office:value-type="string" office:string-value="AA32">
            <text:p>AA32</text:p>
          </table:table-cell>
          <table:table-cell office:value-type="string">
            <text:p>Man</text:p>
          </table:table-cell>
          <table:table-cell office:value-type="string">
            <text:p>Mwnamume</text:p>
          </table:table-cell>
        </table:table-row>
        <table:table-row table:style-name="ro1">
          <table:table-cell table:formula="oooc:=CONCATENATE(&quot;AA&quot;;FIXED(CELL(&quot;row&quot;);0))" office:value-type="string" office:string-value="AA33">
            <text:p>AA33</text:p>
          </table:table-cell>
          <table:table-cell office:value-type="string">
            <text:p>Name</text:p>
          </table:table-cell>
          <table:table-cell office:value-type="string">
            <text:p>Jina</text:p>
          </table:table-cell>
        </table:table-row>
        <table:table-row table:style-name="ro1">
          <table:table-cell table:formula="oooc:=CONCATENATE(&quot;AA&quot;;FIXED(CELL(&quot;row&quot;);0))" office:value-type="string" office:string-value="AA34">
            <text:p>AA34</text:p>
          </table:table-cell>
          <table:table-cell office:value-type="string">
            <text:p>No!</text:p>
          </table:table-cell>
          <table:table-cell office:value-type="string">
            <text:p>Hapana!</text:p>
          </table:table-cell>
        </table:table-row>
        <table:table-row table:style-name="ro1">
          <table:table-cell table:formula="oooc:=CONCATENATE(&quot;AA&quot;;FIXED(CELL(&quot;row&quot;);0))" office:value-type="string" office:string-value="AA35">
            <text:p>AA35</text:p>
          </table:table-cell>
          <table:table-cell office:value-type="string">
            <text:p>Now</text:p>
          </table:table-cell>
          <table:table-cell office:value-type="string">
            <text:p>Sasa</text:p>
          </table:table-cell>
        </table:table-row>
        <table:table-row table:style-name="ro1">
          <table:table-cell table:formula="oooc:=CONCATENATE(&quot;AA&quot;;FIXED(CELL(&quot;row&quot;);0))" office:value-type="string" office:string-value="AA36">
            <text:p>AA36</text:p>
          </table:table-cell>
          <table:table-cell office:value-type="string">
            <text:p>OK!</text:p>
          </table:table-cell>
          <table:table-cell office:value-type="string">
            <text:p>Sawa</text:p>
          </table:table-cell>
        </table:table-row>
        <table:table-row table:style-name="ro1">
          <table:table-cell table:formula="oooc:=CONCATENATE(&quot;AA&quot;;FIXED(CELL(&quot;row&quot;);0))" office:value-type="string" office:string-value="AA37">
            <text:p>AA37</text:p>
          </table:table-cell>
          <table:table-cell office:value-type="string">
            <text:p>People</text:p>
          </table:table-cell>
          <table:table-cell office:value-type="string">
            <text:p>Watu</text:p>
          </table:table-cell>
        </table:table-row>
        <table:table-row table:style-name="ro1">
          <table:table-cell table:formula="oooc:=CONCATENATE(&quot;AA&quot;;FIXED(CELL(&quot;row&quot;);0))" office:value-type="string" office:string-value="AA38">
            <text:p>AA38</text:p>
          </table:table-cell>
          <table:table-cell office:value-type="string">
            <text:p>Please</text:p>
          </table:table-cell>
          <table:table-cell office:value-type="string">
            <text:p>Tafadhali</text:p>
          </table:table-cell>
        </table:table-row>
        <table:table-row table:style-name="ro1">
          <table:table-cell table:formula="oooc:=CONCATENATE(&quot;AA&quot;;FIXED(CELL(&quot;row&quot;);0))" office:value-type="string" office:string-value="AA39">
            <text:p>AA39</text:p>
          </table:table-cell>
          <table:table-cell office:value-type="string">
            <text:p>Quickly</text:p>
          </table:table-cell>
          <table:table-cell office:value-type="string">
            <text:p>Upesi</text:p>
          </table:table-cell>
        </table:table-row>
        <table:table-row table:style-name="ro1">
          <table:table-cell table:formula="oooc:=CONCATENATE(&quot;AA&quot;;FIXED(CELL(&quot;row&quot;);0))" office:value-type="string" office:string-value="AA40">
            <text:p>AA40</text:p>
          </table:table-cell>
          <table:table-cell office:value-type="string">
            <text:p>Road</text:p>
          </table:table-cell>
          <table:table-cell office:value-type="string">
            <text:p>Njia</text:p>
          </table:table-cell>
        </table:table-row>
        <table:table-row table:style-name="ro1">
          <table:table-cell table:formula="oooc:=CONCATENATE(&quot;AA&quot;;FIXED(CELL(&quot;row&quot;);0))" office:value-type="string" office:string-value="AA41">
            <text:p>AA41</text:p>
          </table:table-cell>
          <table:table-cell office:value-type="string">
            <text:p>Shop</text:p>
          </table:table-cell>
          <table:table-cell office:value-type="string">
            <text:p>Maduka</text:p>
          </table:table-cell>
        </table:table-row>
        <table:table-row table:style-name="ro1">
          <table:table-cell table:formula="oooc:=CONCATENATE(&quot;AA&quot;;FIXED(CELL(&quot;row&quot;);0))" office:value-type="string" office:string-value="AA42">
            <text:p>AA42</text:p>
          </table:table-cell>
          <table:table-cell office:value-type="string">
            <text:p>Shut</text:p>
          </table:table-cell>
          <table:table-cell office:value-type="string">
            <text:p>Funga</text:p>
          </table:table-cell>
        </table:table-row>
        <table:table-row table:style-name="ro1">
          <table:table-cell table:formula="oooc:=CONCATENATE(&quot;AA&quot;;FIXED(CELL(&quot;row&quot;);0))" office:value-type="string" office:string-value="AA43">
            <text:p>AA43</text:p>
          </table:table-cell>
          <table:table-cell office:value-type="string">
            <text:p>Sing</text:p>
          </table:table-cell>
          <table:table-cell office:value-type="string">
            <text:p>Imba</text:p>
          </table:table-cell>
        </table:table-row>
        <table:table-row table:style-name="ro1">
          <table:table-cell table:formula="oooc:=CONCATENATE(&quot;AA&quot;;FIXED(CELL(&quot;row&quot;);0))" office:value-type="string" office:string-value="AA44">
            <text:p>AA44</text:p>
          </table:table-cell>
          <table:table-cell office:value-type="string">
            <text:p>Slowly</text:p>
          </table:table-cell>
          <table:table-cell office:value-type="string">
            <text:p>Plepole</text:p>
          </table:table-cell>
        </table:table-row>
        <table:table-row table:style-name="ro1">
          <table:table-cell table:formula="oooc:=CONCATENATE(&quot;AA&quot;;FIXED(CELL(&quot;row&quot;);0))" office:value-type="string" office:string-value="AA45">
            <text:p>AA45</text:p>
          </table:table-cell>
          <table:table-cell office:value-type="string">
            <text:p>Sorry</text:p>
          </table:table-cell>
          <table:table-cell office:value-type="string">
            <text:p>Samahani</text:p>
          </table:table-cell>
        </table:table-row>
        <table:table-row table:style-name="ro1">
          <table:table-cell table:formula="oooc:=CONCATENATE(&quot;AA&quot;;FIXED(CELL(&quot;row&quot;);0))" office:value-type="string" office:string-value="AA46">
            <text:p>AA46</text:p>
          </table:table-cell>
          <table:table-cell office:value-type="string">
            <text:p>Tea</text:p>
          </table:table-cell>
          <table:table-cell office:value-type="string">
            <text:p>Chai</text:p>
          </table:table-cell>
        </table:table-row>
        <table:table-row table:style-name="ro1">
          <table:table-cell table:formula="oooc:=CONCATENATE(&quot;AA&quot;;FIXED(CELL(&quot;row&quot;);0))" office:value-type="string" office:string-value="AA47">
            <text:p>AA47</text:p>
          </table:table-cell>
          <table:table-cell office:value-type="string">
            <text:p>Teacher</text:p>
          </table:table-cell>
          <table:table-cell office:value-type="string">
            <text:p>Mwalimu</text:p>
          </table:table-cell>
        </table:table-row>
        <table:table-row table:style-name="ro1">
          <table:table-cell table:formula="oooc:=CONCATENATE(&quot;AA&quot;;FIXED(CELL(&quot;row&quot;);0))" office:value-type="string" office:string-value="AA48">
            <text:p>AA48</text:p>
          </table:table-cell>
          <table:table-cell office:value-type="string">
            <text:p>Thank you</text:p>
          </table:table-cell>
          <table:table-cell office:value-type="string">
            <text:p>Asante</text:p>
          </table:table-cell>
        </table:table-row>
        <table:table-row table:style-name="ro1">
          <table:table-cell table:formula="oooc:=CONCATENATE(&quot;AA&quot;;FIXED(CELL(&quot;row&quot;);0))" office:value-type="string" office:string-value="AA49">
            <text:p>AA49</text:p>
          </table:table-cell>
          <table:table-cell office:value-type="string">
            <text:p>There</text:p>
          </table:table-cell>
          <table:table-cell office:value-type="string">
            <text:p>Pale</text:p>
          </table:table-cell>
        </table:table-row>
        <table:table-row table:style-name="ro1">
          <table:table-cell table:formula="oooc:=CONCATENATE(&quot;AA&quot;;FIXED(CELL(&quot;row&quot;);0))" office:value-type="string" office:string-value="AA50">
            <text:p>AA50</text:p>
          </table:table-cell>
          <table:table-cell office:value-type="string">
            <text:p>They</text:p>
          </table:table-cell>
          <table:table-cell office:value-type="string">
            <text:p>Wao</text:p>
          </table:table-cell>
        </table:table-row>
        <table:table-row table:style-name="ro1">
          <table:table-cell table:formula="oooc:=CONCATENATE(&quot;AA&quot;;FIXED(CELL(&quot;row&quot;);0))" office:value-type="string" office:string-value="AA51">
            <text:p>AA51</text:p>
          </table:table-cell>
          <table:table-cell office:value-type="string">
            <text:p>Today</text:p>
          </table:table-cell>
          <table:table-cell office:value-type="string">
            <text:p>Leo</text:p>
          </table:table-cell>
        </table:table-row>
        <table:table-row table:style-name="ro1">
          <table:table-cell table:formula="oooc:=CONCATENATE(&quot;AA&quot;;FIXED(CELL(&quot;row&quot;);0))" office:value-type="string" office:string-value="AA52">
            <text:p>AA52</text:p>
          </table:table-cell>
          <table:table-cell office:value-type="string">
            <text:p>Tomorrow</text:p>
          </table:table-cell>
          <table:table-cell office:value-type="string">
            <text:p>Kesho</text:p>
          </table:table-cell>
        </table:table-row>
        <table:table-row table:style-name="ro1">
          <table:table-cell table:formula="oooc:=CONCATENATE(&quot;AA&quot;;FIXED(CELL(&quot;row&quot;);0))" office:value-type="string" office:string-value="AA53">
            <text:p>AA53</text:p>
          </table:table-cell>
          <table:table-cell office:value-type="string">
            <text:p>Tourist</text:p>
          </table:table-cell>
          <table:table-cell office:value-type="string">
            <text:p>Mutari</text:p>
          </table:table-cell>
        </table:table-row>
        <table:table-row table:style-name="ro1">
          <table:table-cell table:formula="oooc:=CONCATENATE(&quot;AA&quot;;FIXED(CELL(&quot;row&quot;);0))" office:value-type="string" office:string-value="AA54">
            <text:p>AA54</text:p>
          </table:table-cell>
          <table:table-cell office:value-type="string">
            <text:p>Traveller</text:p>
          </table:table-cell>
          <table:table-cell office:value-type="string">
            <text:p>Msafiri</text:p>
          </table:table-cell>
        </table:table-row>
        <table:table-row table:style-name="ro1">
          <table:table-cell table:formula="oooc:=CONCATENATE(&quot;AA&quot;;FIXED(CELL(&quot;row&quot;);0))" office:value-type="string" office:string-value="AA55">
            <text:p>AA55</text:p>
          </table:table-cell>
          <table:table-cell office:value-type="string">
            <text:p>Tree</text:p>
          </table:table-cell>
          <table:table-cell office:value-type="string">
            <text:p>Mti</text:p>
          </table:table-cell>
        </table:table-row>
        <table:table-row table:style-name="ro1">
          <table:table-cell table:formula="oooc:=CONCATENATE(&quot;AA&quot;;FIXED(CELL(&quot;row&quot;);0))" office:value-type="string" office:string-value="AA56">
            <text:p>AA56</text:p>
          </table:table-cell>
          <table:table-cell office:value-type="string">
            <text:p>Village</text:p>
          </table:table-cell>
          <table:table-cell office:value-type="string">
            <text:p>Kijiji</text:p>
          </table:table-cell>
        </table:table-row>
        <table:table-row table:style-name="ro1">
          <table:table-cell table:formula="oooc:=CONCATENATE(&quot;AA&quot;;FIXED(CELL(&quot;row&quot;);0))" office:value-type="string" office:string-value="AA57">
            <text:p>AA57</text:p>
          </table:table-cell>
          <table:table-cell office:value-type="string">
            <text:p>Water</text:p>
          </table:table-cell>
          <table:table-cell office:value-type="string">
            <text:p>Maji</text:p>
          </table:table-cell>
        </table:table-row>
        <table:table-row table:style-name="ro1">
          <table:table-cell table:formula="oooc:=CONCATENATE(&quot;AA&quot;;FIXED(CELL(&quot;row&quot;);0))" office:value-type="string" office:string-value="AA58">
            <text:p>AA58</text:p>
          </table:table-cell>
          <table:table-cell office:value-type="string">
            <text:p>We</text:p>
          </table:table-cell>
          <table:table-cell office:value-type="string">
            <text:p>Sisi</text:p>
          </table:table-cell>
        </table:table-row>
        <table:table-row table:style-name="ro1">
          <table:table-cell table:formula="oooc:=CONCATENATE(&quot;AA&quot;;FIXED(CELL(&quot;row&quot;);0))" office:value-type="string" office:string-value="AA59">
            <text:p>AA59</text:p>
          </table:table-cell>
          <table:table-cell office:value-type="string">
            <text:p>Welcome!</text:p>
          </table:table-cell>
          <table:table-cell office:value-type="string">
            <text:p>Karibu</text:p>
          </table:table-cell>
        </table:table-row>
        <table:table-row table:style-name="ro1">
          <table:table-cell table:formula="oooc:=CONCATENATE(&quot;AA&quot;;FIXED(CELL(&quot;row&quot;);0))" office:value-type="string" office:string-value="AA60">
            <text:p>AA60</text:p>
          </table:table-cell>
          <table:table-cell office:value-type="string">
            <text:p>What?</text:p>
          </table:table-cell>
          <table:table-cell office:value-type="string">
            <text:p>Nini?</text:p>
          </table:table-cell>
        </table:table-row>
        <table:table-row table:style-name="ro1">
          <table:table-cell table:formula="oooc:=CONCATENATE(&quot;AA&quot;;FIXED(CELL(&quot;row&quot;);0))" office:value-type="string" office:string-value="AA61">
            <text:p>AA61</text:p>
          </table:table-cell>
          <table:table-cell office:value-type="string">
            <text:p>When?</text:p>
          </table:table-cell>
          <table:table-cell office:value-type="string">
            <text:p>Wkatigani</text:p>
          </table:table-cell>
        </table:table-row>
        <table:table-row table:style-name="ro1">
          <table:table-cell table:formula="oooc:=CONCATENATE(&quot;AA&quot;;FIXED(CELL(&quot;row&quot;);0))" office:value-type="string" office:string-value="AA62">
            <text:p>AA62</text:p>
          </table:table-cell>
          <table:table-cell office:value-type="string">
            <text:p>Where?</text:p>
          </table:table-cell>
          <table:table-cell office:value-type="string">
            <text:p>Wapi?</text:p>
          </table:table-cell>
        </table:table-row>
        <table:table-row table:style-name="ro1">
          <table:table-cell table:formula="oooc:=CONCATENATE(&quot;AA&quot;;FIXED(CELL(&quot;row&quot;);0))" office:value-type="string" office:string-value="AA63">
            <text:p>AA63</text:p>
          </table:table-cell>
          <table:table-cell office:value-type="string">
            <text:p>Which?</text:p>
          </table:table-cell>
          <table:table-cell office:value-type="string">
            <text:p>Ipi?</text:p>
          </table:table-cell>
        </table:table-row>
        <table:table-row table:style-name="ro1">
          <table:table-cell table:formula="oooc:=CONCATENATE(&quot;AA&quot;;FIXED(CELL(&quot;row&quot;);0))" office:value-type="string" office:string-value="AA64">
            <text:p>AA64</text:p>
          </table:table-cell>
          <table:table-cell office:value-type="string">
            <text:p>Write</text:p>
          </table:table-cell>
          <table:table-cell office:value-type="string">
            <text:p>Andika</text:p>
          </table:table-cell>
        </table:table-row>
        <table:table-row table:style-name="ro1">
          <table:table-cell table:formula="oooc:=CONCATENATE(&quot;AA&quot;;FIXED(CELL(&quot;row&quot;);0))" office:value-type="string" office:string-value="AA65">
            <text:p>AA65</text:p>
          </table:table-cell>
          <table:table-cell office:value-type="string">
            <text:p>Yes</text:p>
          </table:table-cell>
          <table:table-cell office:value-type="string">
            <text:p>Ndiyo</text:p>
          </table:table-cell>
        </table:table-row>
        <table:table-row table:style-name="ro1">
          <table:table-cell table:formula="oooc:=CONCATENATE(&quot;AA&quot;;FIXED(CELL(&quot;row&quot;);0))" office:value-type="string" office:string-value="AA66">
            <text:p>AA66</text:p>
          </table:table-cell>
          <table:table-cell office:value-type="string">
            <text:p>You</text:p>
          </table:table-cell>
          <table:table-cell office:value-type="string">
            <text:p>Wew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B1:Sheet1.B6553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3">10/13/2007</text:date>, <text:time>04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3T03:54:15</meta:creation-date>
    <dc:creator>Janne Tuukkanen</dc:creator>
    <dc:date>2007-10-13T04:06:56</dc:date>
    <dc:language>en-US</dc:language>
    <meta:editing-cycles>2</meta:editing-cycles>
    <meta:editing-duration>PT12M48S</meta:editing-duration>
    <meta:user-defined meta:name="Info 1"/>
    <meta:user-defined meta:name="Info 2"/>
    <meta:user-defined meta:name="Info 3"/>
    <meta:user-defined meta:name="Info 4"/>
    <meta:document-statistic meta:table-count="3" meta:cell-count="198"/>
  </office:meta>
</office:document-meta>
</file>